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de71" officeooo:paragraph-rsid="001dde71"/>
    </style:style>
    <style:style style:name="T1" style:family="text">
      <style:text-properties officeooo:rsid="001e41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danie 17</text:p>
      <text:p text:style-name="P1">Program napisano w Wolfram Mathematica11</text:p>
      <text:p text:style-name="P1">Pochodne można obliczyć jawnie. Róznież jawnie możemy obliczyć hessjan.</text:p>
      <text:p text:style-name="P1">Zaimplementowano algorytm Levenberga-Marquardta. Iteracje zatrzymywano, gdy odległość międzyu kolejnymi punktami była mniejsza niż 10^-3 <text:span text:style-name="T1">lub po 200 krokach.</text:span></text:p>
      <text:p text:style-name="P1">Wystartowano algorytm od 10 losowo wybranych punktów z zakresu {-10,10} (dla pojedyńczej wartości). Algorytm średnio potrzebuje około <text:span text:style-name="T1">30 +-11 (odchylenie standardowe)</text:span> kroków aby “dotrzeć”. Na końcu arkusza znajduje się wykres 3D obrazujący jeden przebieg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22:54:38.372489497</meta:creation-date>
    <dc:date>2020-01-14T00:36:35.496953915</dc:date>
    <meta:editing-duration>PT9M2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68" meta:character-count="532" meta:non-whitespace-character-count="469"/>
  </office:meta>
</office:document-meta>
</file>